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fo:margin-left="0in" fo:margin-right="0in" fo:text-indent="0in" style:auto-text-indent="false"/>
    </style:style>
    <style:style style:name="P19" style:family="paragraph" style:parent-style-name="Heading_20_2">
      <style:paragraph-properties fo:margin-top="0.1665in" fo:margin-bottom="0.0835in" fo:keep-with-next="alway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font-name="Liberation Sans"/>
    </style:style>
    <style:style style:name="T6" style:family="text">
      <style:text-properties style:font-name="Liberation Sans" style:font-name-asian="DejaVu LGC Sans" style:font-name-complex="DejaVu LGC Sans"/>
    </style:style>
    <style:style style:name="T7" style:family="text">
      <style:text-properties style:font-name="Liberation Sans1" style:font-name-asian="Liberation Sans1" style:font-name-complex="Liberation Sans1"/>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1.1</text:p>
      <text:p text:style-name="Subtitle">20<text:span text:style-name="T4">th</text:span> Octo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 to Byteman<text:tab/>4</text:p>
          <text:p text:style-name="P22">Running an Application with the Byteman agent<text:tab/>4</text:p>
          <text:p text:style-name="P22">Event Condition Action Rules<text:tab/>4</text:p>
          <text:p text:style-name="P22">Rule Bindings and Parameterization<text:tab/>5</text:p>
          <text:p text:style-name="P22">Built-in Conditions and Actions<text:tab/>6</text:p>
          <text:p text:style-name="P22">Extending or Replacing the Byteman Language Built-ins<text:tab/>6</text:p>
          <text:p text:style-name="P22">Agent Transformation<text:tab/>7</text:p>
          <text:p text:style-name="P22">Agent Retransformation<text:tab/>8</text:p>
          <text:p text:style-name="P22">ECA Rule Engine<text:tab/>8</text:p>
          <text:p text:style-name="P20">The Byteman Rule Language<text:tab/>10</text:p>
          <text:p text:style-name="P22">Rule Events<text:tab/>10</text:p>
          <text:p text:style-name="P22">Location Specifiers<text:tab/>11</text:p>
          <text:p text:style-name="P22">Rule Bindings<text:tab/>13</text:p>
          <text:p text:style-name="P22">Rule Expressions<text:tab/>14</text:p>
          <text:p text:style-name="P22">Rule Conditions<text:tab/>15</text:p>
          <text:p text:style-name="P22">Rule Actions<text:tab/>15</text:p>
          <text:p text:style-name="P22">Built-In Calls<text:tab/>16</text:p>
          <text:p text:style-name="P22">User-Defined Rule Helpers<text:tab/>17</text:p>
          <text:p text:style-name="P20">Byteman Rule Language Standard Built-Ins<text:tab/>19</text:p>
          <text:p text:style-name="P22">Thread Coordination Operations<text:tab/>19</text:p>
          <text:p text:style-name="P21">Waiters<text:tab/>19</text:p>
          <text:p text:style-name="P21">Rendezvous<text:tab/>20</text:p>
          <text:p text:style-name="P21">Joiners<text:tab/>21</text:p>
          <text:p text:style-name="P21">Aborting Execution<text:tab/>21</text:p>
          <text:p text:style-name="P22">Rule State Management Operations<text:tab/>22</text:p>
          <text:p text:style-name="P21">CountDowns<text:tab/>22</text:p>
          <text:p text:style-name="P21">Flags<text:tab/>23</text:p>
          <text:p text:style-name="P21">Counters<text:tab/>23</text:p>
          <text:p text:style-name="P21">Recursive Triggering<text:tab/>24</text:p>
          <text:p text:style-name="P22">Trace and Debug Operations<text:tab/>25</text:p>
          <text:p text:style-name="P21">Debugging<text:tab/>25</text:p>
          <text:p text:style-name="P21">Tracing<text:tab/>25</text:p>
          <text:p text:style-name="P20">Using Byteman<text:tab/>27</text:p>
          <text:p text:style-name="P22">Downloading a binary release<text:tab/>27</text:p>
          <text:p text:style-name="P22">Obtaining the sources<text:tab/>27</text:p>
          <text:p text:style-name="P22">Building Byteman from the sources<text:tab/>27</text:p>
          <text:p text:style-name="P22">Running Applications with Byteman<text:tab/>27</text:p>
          <text:p text:style-name="P22">Available -javaagent Options<text:tab/>28</text:p>
          <text:p text:style-name="P22">Running Byteman Using Script bmjava.sh<text:tab/>29</text:p>
          <text:p text:style-name="P22">Submitting Rules Dynamically Using Script submit.sh<text:tab/>29</text:p>
          <text:p text:style-name="P22">Checking Rules Offline Using Script bytemancheck.sh<text:tab/>30</text:p>
          <text:p text:style-name="P22">Environment Settings<text:tab/>30</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94768903"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148916478" text:style-name="L1">
        <text:list-item>
          <text:p text:style-name="P11">tracing application execution</text:p>
        </text:list-item>
        <text:list-item>
          <text:p text:style-name="P11">short-circuiting normal method execution via early returns or exceptions</text:p>
        </text:list-item>
        <text:list-item>
          <text:p text:style-name="P11">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238903810" text:continue-list="list394768903" text:style-name="Outline">
        <text:list-item>
          <text:list>
            <text:list-header>
              <text:h text:style-name="P19" text:outline-level="2" text:is-list-header="true"><text:span text:style-name="T6">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06293869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149946335"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7">─</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128820858" text:continue-list="list106293869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11361948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0072994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54838714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15130277"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text:soft-page-break/>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15315161" text:continue-list="list1548387140" text:style-name="Outline">
        <text:list-item>
          <text:list>
            <text:list-header>
              <text:h text:style-name="P19" text:outline-level="2" text:is-list-header="true"><text:span text:style-name="T6">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113676107" text:continue-numbering="true" text:style-name="Outline">
        <text:list-item>
          <text:list>
            <text:list-header>
              <text:h text:style-name="P19" text:outline-level="2" text:is-list-header="true">ECA <text:span text:style-name="T6">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ext:soft-page-break/>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8409858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8246456"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49523664"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text:soft-page-break/>#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3">(</text:span><text:span text:style-name="T1"> argtypes </text:span><text:span text:style-name="T3">)</text:span><text:span text:style-name="T1"> ] [count]<text:line-break/>AFTER INVOKE [ type .] method [ </text:span><text:span text:style-name="T3">(</text:span><text:span text:style-name="T1"> argtypes </text:span><text:span text:style-name="T3">)</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text:soft-page-break/>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368025063"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text:soft-page-break/>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88716741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15254356" text:style-name="L4">
        <text:list-item>
          <text:p text:style-name="P14">references to previously bound variables</text:p>
        </text:list-item>
        <text:list-item>
          <text:p text:style-name="P14">references to the trigger method recipient or arguments</text:p>
        </text:list-item>
        <text:list-item>
          <text:p text:style-name="P14">references to the local variables in scope at the trigger point</text:p>
        </text:list-item>
        <text:list-item>
          <text:p text:style-name="P14">static field references</text:p>
        </text:list-item>
        <text:list-item>
          <text:p text:style-name="P14">primitive literals</text:p>
        </text:list-item>
        <text:list-item>
          <text:p text:style-name="P14">field accesses</text:p>
        </text:list-item>
        <text:list-item>
          <text:p text:style-name="P14">static or instance 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94483092"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196575124" text:style-name="L6">
        <text:list-item>
          <text:p text:style-name="P16">Expressions should obey the normal rules regarding associativity and precedence.</text:p>
        </text:list-item>
        <text:list-item>
          <text:p text:style-name="P16">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239832933" text:continue-list="list88716741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94594976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985266526"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8512649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099016776"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693064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29913634" text:continue-numbering="true" text:style-name="Outline">
        <text:list-item>
          <text:list>
            <text:list-item>
              <text:list>
                <text:list-header>
                  <text:h text:style-name="P23"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048521817" text:continue-numbering="true" text:style-name="Outline">
        <text:list-item>
          <text:list>
            <text:list-item>
              <text:list>
                <text:list-header>
                  <text:h text:style-name="P23"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92754134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1428488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73611181" text:continue-numbering="true" text:style-name="Outline">
        <text:list-item>
          <text:list>
            <text:list-item>
              <text:list>
                <text:list-header>
                  <text:h text:style-name="P23"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017734540" text:continue-numbering="true" text:style-name="Outline">
        <text:list-item>
          <text:list>
            <text:list-item>
              <text:list>
                <text:list-header>
                  <text:h text:style-name="P23" text:outline-level="3" text:is-list-header="true"><text:bookmark-start text:name="DDE_LINK16"/>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497372272" text:continue-numbering="true" text:style-name="Outline">
        <text:list-item>
          <text:list>
            <text:list-item>
              <text:list>
                <text:list-header>
                  <text:h text:style-name="P23"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text:soft-page-break/>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344249240"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02797661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text:soft-page-break/>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87402855"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792942037" text:continue-numbering="true" text:style-name="Outline">
        <text:list-item>
          <text:list>
            <text:list-header>
              <text:h text:style-name="P1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2141404165"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49183394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673924360" text:continue-numbering="true" text:style-name="Outline">
        <text:list-item>
          <text:list>
            <text:list-header>
              <text:h text:style-name="P19" text:outline-level="2" text:is-list-header="true"><text:span text:style-name="T6">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8">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8">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and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8">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8">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text:soft-page-break/>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2088268655" text:continue-numbering="true" text:style-name="Outline">
        <text:list-item>
          <text:list>
            <text:list-header>
              <text:h text:style-name="P19" text:outline-level="2" text:is-list-header="true"><text:span text:style-name="T6">Running</text:span> Byteman Using S<text:span text:style-name="T6">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be located in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570980708" text:continue-numbering="true" text:style-name="Outline">
        <text:list-item>
          <text:list>
            <text:list-header>
              <text:h text:style-name="P19" text:outline-level="2" text:is-list-header="true"><text:span text:style-name="Code_20_Text"><text:span text:style-name="T6">Submitting</text:span></text:span><text:span text:style-name="Code_20_Text"><text:span text:style-name="T5">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5">bash shell script submit</text:span></text:span><text:span text:style-name="Code_20_Text">.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text:span></text:span></text:p>
      <text:p text:style-name="Text_20_body">The command line syntax for the submit script is:</text:p>
      <text:p text:style-name="Code"><text:span text:style-name="Code_20_Text">submit [-l|-u] [script1 . . . scriptN]<text:line-break/>submit [-b|-s] jarfile1 . . .</text:span></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979587175" text:style-name="L7">
        <text:list-item>
          <text:p text:style-name="P17">If any of the uploaded rules have the same name as an existing rule then the old <text:soft-page-break/>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1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1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740181588" text:continue-list="list1570980708" text:style-name="Outline">
        <text:list-item>
          <text:list>
            <text:list-header>
              <text:h text:style-name="Heading_20_2" text:outline-level="2" text:is-list-header="true"><text:span text:style-name="Code_20_Text"><text:span text:style-name="T5">Checking Rules Offline Using Script bytemancheck.sh</text:span></text:span></text:h>
            </text:list-header>
          </text:list>
        </text:list-item>
      </text:list>
      <text:p text:style-name="P1"><text:span text:style-name="Code_20_Text"><text:span text:style-name="T5">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5"> located in the </text:span></text:span><text:span text:style-name="Code_20_Text">bin</text:span><text:span text:style-name="Code_20_Text"><text:span text:style-name="T5"> directory of the release source tree. This script expects to find the byteman agent jar to be located in <text:s/>$</text:span></text:span><text:span text:style-name="Code_20_Text">BYTEMAN_HOME/lib/byteman.jar</text:span><text:span text:style-name="Code_20_Text"><text:span text:style-name="T5">. If </text:span></text:span><text:span text:style-name="Code_20_Text">BYTEMAN_HOME</text:span><text:span text:style-name="Code_20_Text"><text:span text:style-name="T5"> is not set it looks for a </text:span></text:span><text:span text:style-name="Code_20_Text">lib</text:span><text:span text:style-name="Code_20_Text"><text:span text:style-name="T5">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oft-page-break/><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5">Flag </text:span></text:span><text:span text:style-name="Code_20_Text">-cp</text:span><text:span text:style-name="Code_20_Text"><text:span text:style-name="T5"> provides a classpath used to locate classes mentioned in the scripts.</text:span></text:span></text:p>
      <text:list xml:id="list1454699428" text:continue-numbering="true" text:style-name="Outline">
        <text:list-item>
          <text:list>
            <text:list-header>
              <text:h text:style-name="P19" text:outline-level="2" text:is-list-header="true"><text:span text:style-name="T6">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8">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8">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8">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8">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8">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8">org.jboss.byteman.quodlibet</text:span></text:span></text:p>
      <text:p text:style-name="P1"><text:span text:style-name="Code_20_Text"><text:span text:style-name="T5">is set then the agent will allow rules to be injected into methods of classes in the </text:span></text:span><text:span text:style-name="Code_20_Text">java.lang</text:span><text:span text:style-name="Code_20_Text"><text:span text:style-name="T5"> hierarchy. Note that this will require the Byteman jar to be installed in the bootstrap classpath using the </text:span></text:span><text:span text:style-name="Caption_20_characters"><text:span text:style-name="T5">boot:</text:span></text:span><text:span text:style-name="Code_20_Text"><text:span text:style-name="T5"> option to the </text:span></text:span><text:span text:style-name="Code_20_Text">-javaagent</text:span><text:span text:style-name="Code_20_Text"><text:span text:style-name="T5"> JVM command line argument.</text:span></text:span></text:p>
      <text:p text:style-name="P1"><text:span text:style-name="Cod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10-20T14:38:17</dc:date>
    <meta:printed-by>Andrew Dinn</meta:printed-by>
    <meta:print-date>2008-09-26T17:21:42</meta:print-date>
    <meta:editing-cycles>105</meta:editing-cycles>
    <meta:editing-duration>PT40H33M04S</meta:editing-duration>
    <meta:document-statistic meta:table-count="0" meta:image-count="0" meta:object-count="0" meta:page-count="31" meta:paragraph-count="376" meta:word-count="12552" meta:character-count="78426"/>
    <meta:user-defined meta:name="Info 1"/>
    <meta:user-defined meta:name="Info 2"/>
    <meta:user-defined meta:name="Info 3"/>
    <meta:user-defined meta:name="Info 4"/>
  </office:meta>
</office:document-meta>
</file>